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12a65e" officeooo:paragraph-rsid="0012a65e"/>
    </style:style>
    <style:style style:name="P9" style:family="paragraph" style:parent-style-name="Text_20_body">
      <style:text-properties officeooo:rsid="0000a630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rsid="0000a630" officeooo:paragraph-rsid="0000a630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 style:master-page-name="Index">
      <style:paragraph-properties style:page-number="auto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1">
      <style:text-properties officeooo:rsid="0013cb78" officeooo:paragraph-rsid="0013cb78"/>
    </style:style>
    <style:style style:name="P24" style:family="paragraph" style:parent-style-name="Text_20_body" style:list-style-name="L2">
      <style:text-properties officeooo:rsid="0013cb78" officeooo:paragraph-rsid="00093a68"/>
    </style:style>
    <style:style style:name="P25" style:family="paragraph" style:parent-style-name="Text_20_body" style:list-style-name="L3">
      <style:text-properties officeooo:paragraph-rsid="0013cb78"/>
    </style:style>
    <style:style style:name="P26" style:family="paragraph" style:parent-style-name="Titulo" style:master-page-name="Standard">
      <style:paragraph-properties style:page-number="auto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13cb78"/>
    </style:style>
    <style:style style:name="T14" style:family="text">
      <style:text-properties officeooo:rsid="00140675"/>
    </style:style>
    <style:style style:name="T15" style:family="text">
      <style:text-properties officeooo:rsid="001608e5"/>
    </style:style>
    <style:style style:name="T16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7" style:family="text">
      <style:text-properties fo:text-transform="uppercase" fo:color="#336633" style:font-name="Calibri" fo:font-size="24pt" fo:font-weight="bold" officeooo:rsid="001608e5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T19" style:family="text">
      <style:text-properties officeooo:rsid="00168b60"/>
    </style:style>
    <style:style style:name="T20" style:family="text">
      <style:text-properties style:font-name="Calibri1" fo:font-size="12pt" officeooo:rsid="00140675"/>
    </style:style>
    <style:style style:name="T21" style:family="text">
      <style:text-properties style:font-name="Calibri1" fo:font-size="12pt" officeooo:rsid="00168b60"/>
    </style:style>
    <style:style style:name="T22" style:family="text">
      <style:text-properties officeooo:rsid="0017ab40"/>
    </style:style>
    <style:style style:name="T23" style:family="text">
      <style:text-properties officeooo:rsid="00186e8d"/>
    </style:style>
    <style:style style:name="T24" style:family="text">
      <style:text-properties officeooo:rsid="001b207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1" text:name="NumeroTema"/>
        <text:user-field-decl office:value-type="string" office:string-value="Videojuegos con Phaser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9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8">U</text:span><text:span text:style-name="T17">D 11</text:span><text:span text:style-name="T16">.</text:span></text:p>
      <text:p text:style-name="P5"><text:user-field-get text:name="Tema">Videojuegos con Phaser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5">9</text:span>/20<text:span text:style-name="T15">20</text:span></text:p>
      <text:p text:style-name="P14"><text:tab/><text:tab/><text:tab/><text:tab/><text:tab/><text:tab/><text:tab/><text:tab/><text:tab/><text:tab/>Versión:<text:date style:data-style-name="N104" text:date-value="2019-10-14T17:05:44.252739683">191014</text:date>.<text:time style:data-style-name="N105" text:time-value="2019-10-14T17:05:44.252903130">1702</text:time></text:p>
      <text:p text:style-name="P3"/>
      <text:p text:style-name="Standard"/>
      <text:p text:style-name="Standard"/>
      <text:p text:style-name="Standard"/>
      <text:p text:style-name="P20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26">UD<text:user-field-get text:name="NumeroTema">11</text:user-field-get>. <text:user-field-get text:name="Tema">Videojuegos con Phaser</text:user-field-get></text:p>
      <text:h text:style-name="P18" text:outline-level="1"><text:bookmark-start text:name="__RefHeading___Toc544_1103955810"/>Fecha<text:span text:style-name="T10">s</text:span><text:bookmark-end text:name="__RefHeading___Toc544_1103955810"/></text:h>
      <text:p text:style-name="Text_20_body"><text:span text:style-name="T9">Desde</text:span> <text:span text:style-name="T23">02</text:span>/<text:span text:style-name="T12">12</text:span>/201<text:span text:style-name="T15">9</text:span> to <text:span text:style-name="T23">15</text:span>/<text:span text:style-name="T11">12</text:span>/201<text:span text:style-name="T15">9</text:span>. <text:span text:style-name="T9">La duración de la unidad es de 2 semanas (14 horas)</text:span>.</text:p>
      <text:h text:style-name="P18" text:outline-level="1"><text:bookmark-start text:name="__RefHeading___Toc546_1103955810"/>Conocimientos previos<text:bookmark-end text:name="__RefHeading___Toc546_1103955810"/></text:h>
      <text:list xml:id="list269694440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  <text:list-item>
          <text:p text:style-name="P22">Conocimientos básicos de HTML.</text:p>
        </text:list-item>
        <text:list-item>
          <text:p text:style-name="P23">Conocimientos de Javascript</text:p>
        </text:list-item>
      </text:list>
      <text:h text:style-name="P18" text:outline-level="1"><text:bookmark-start text:name="__RefHeading___Toc548_1103955810"/>Objetivos<text:bookmark-end text:name="__RefHeading___Toc548_1103955810"/></text:h>
      <text:list xml:id="list192061346" text:style-name="L2">
        <text:list-item>
          <text:p text:style-name="P24">Conocer las bases de desarrollo de videojuegos en Javascript con Phaser <text:span text:style-name="T19">CE (antiguamente conocido como Phaser 2).</text:span></text:p>
        </text:list-item>
      </text:list>
      <text:h text:style-name="P18" text:outline-level="1"><text:bookmark-start text:name="__RefHeading___Toc550_1103955810"/>Contenidos<text:bookmark-end text:name="__RefHeading___Toc550_1103955810"/></text:h>
      <text:list xml:id="list2788106459" text:style-name="L3">
        <text:list-item>
          <text:p text:style-name="P25"><text:span text:style-name="T13">Tutorial de creación de videojuego con Phaser </text:span><text:span text:style-name="T20">C</text:span><text:span text:style-name="T21">E</text:span></text:p>
        </text:list-item>
      </text:list>
      <text:h text:style-name="P18" text:outline-level="1"><text:bookmark-start text:name="__RefHeading___Toc552_1103955810"/>Actividades<text:bookmark-end text:name="__RefHeading___Toc552_1103955810"/></text:h>
      <text:p text:style-name="P8">No hay ejercicios asociados.</text:p>
      <text:h text:style-name="P18" text:outline-level="1"><text:bookmark-start text:name="__RefHeading___Toc554_1103955810"/>Recomendaciones<text:bookmark-end text:name="__RefHeading___Toc554_1103955810"/></text:h>
      <text:p text:style-name="P9">Es necesario acudir a las TC con los conceptos <text:span text:style-name="T24">principales</text:span> estudi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1" text:name="NumeroTema"/>
          <text:user-field-decl office:value-type="string" office:string-value="Videojuegos con Phaser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</text:span><text:span text:style-name="MT1"><text:user-field-get text:name="NumeroTema">11</text:user-field-get></text:span><text:span text:style-name="MT1">. </text:span><text:span text:style-name="MT1"><text:user-field-get text:name="Tema">Videojuegos con Phaser</text:user-field-get></text:span></text:p>
      </style:header>
      <style:footer>
        <text:user-field-decls>
          <text:user-field-decl office:value-type="string" office:string-value="1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3M47S</meta:editing-duration>
    <meta:editing-cycles>35</meta:editing-cycles>
    <meta:generator>LibreOffice/6.3.2.2$Linux_X86_64 LibreOffice_project/30$Build-2</meta:generator>
    <dc:title>Plantilla CEED</dc:title>
    <dc:date>2019-10-14T17:05:44.133724253</dc:date>
    <meta:print-date>2016-09-19T01:24:23.102000000</meta:print-date>
    <meta:document-statistic meta:table-count="0" meta:image-count="1" meta:object-count="0" meta:page-count="3" meta:paragraph-count="43" meta:word-count="228" meta:character-count="1477" meta:non-whitespace-character-count="1284"/>
    <meta:template xlink:type="simple" xlink:actuate="onRequest" xlink:title="Plantilla CEED" xlink:href="../../.config/libreoffice/4/user/template/Plantilla%20CEED.ott" meta:date="2016-09-15T13:17:11.020000000"/>
  </office:meta>
</office:document-meta>
</file>